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29000000292444B3E48F2653F3.png" manifest:media-type="image/png"/>
  <manifest:file-entry manifest:full-path="Pictures/1000D8560000043D0000043DBDD59FA7121F8113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top" draw:auto-grow-height="false" fo:min-height="2.216cm" fo:min-width="4.866cm" fo:padding-top="0.142cm" fo:padding-bottom="0.142cm" fo:padding-left="0.267cm" fo:padding-right="0.267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708cm" fo:min-width="2.463cm" fo:padding-top="0.151cm" fo:padding-bottom="0.151cm" fo:padding-left="0.276cm" fo:padding-right="0.276cm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start"/>
      <style:text-properties fo:font-size="14pt" style:font-size-asian="14pt" style:font-size-complex="14pt"/>
    </style:style>
    <style:style style:name="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.4cm" svg:height="2.5cm" svg:x="1.4cm" svg:y="5.6cm">
          <text:p text:style-name="P1"><text:span text:style-name="T1">Id: 12345</text:span></text:p>
          <text:p text:style-name="P1"><text:span text:style-name="T1">Name: Peter Müller</text:span></text:p>
          <text:p text:style-name="P1"><text:span text:style-name="T1">Adresse: Dorfstraße 1</text:span></text:p>
          <text:p text:style-name="P1"><text:span text:style-name="T1">Geb.: 19.05.198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63cm" svg:height="2.842cm" svg:x="1.751cm" svg:y="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811cm" svg:height="0.811cm" svg:x="1.987cm" svg:y="2.335cm">
          <draw:image xlink:href="Pictures/1000D8560000043D0000043DBDD59FA7121F8113.svg" xlink:type="simple" xlink:show="embed" xlink:actuate="onLoad">
            <text:p/>
          </draw:image>
          <draw:image xlink:href="Pictures/1000020100000029000000292444B3E48F2653F3.png" xlink:type="simple" xlink:show="embed" xlink:actuate="onLoad"/>
        </draw:frame>
        <draw:frame draw:style-name="gr3" draw:text-style-name="P3" draw:layer="layout" svg:width="0.811cm" svg:height="0.81cm" svg:x="2.414cm" svg:y="3.277cm">
          <draw:image xlink:href="Pictures/1000D8560000043D0000043DBDD59FA7121F8113.svg" xlink:type="simple" xlink:show="embed" xlink:actuate="onLoad">
            <text:p/>
          </draw:image>
          <draw:image xlink:href="Pictures/1000020100000029000000292444B3E48F2653F3.png" xlink:type="simple" xlink:show="embed" xlink:actuate="onLoad"/>
        </draw:frame>
        <draw:frame draw:style-name="gr3" draw:text-style-name="P3" draw:layer="layout" svg:width="0.811cm" svg:height="0.81cm" svg:x="3.022cm" svg:y="1.749cm">
          <draw:image xlink:href="Pictures/1000D8560000043D0000043DBDD59FA7121F8113.svg" xlink:type="simple" xlink:show="embed" xlink:actuate="onLoad">
            <text:p/>
          </draw:image>
          <draw:image xlink:href="Pictures/1000020100000029000000292444B3E48F2653F3.png" xlink:type="simple" xlink:show="embed" xlink:actuate="onLoad"/>
        </draw:frame>
        <draw:frame draw:style-name="gr3" draw:text-style-name="P3" draw:layer="layout" svg:width="0.81cm" svg:height="0.811cm" svg:x="3.404cm" svg:y="3.387cm">
          <draw:image xlink:href="Pictures/1000D8560000043D0000043DBDD59FA7121F8113.svg" xlink:type="simple" xlink:show="embed" xlink:actuate="onLoad">
            <text:p/>
          </draw:image>
          <draw:image xlink:href="Pictures/1000020100000029000000292444B3E48F2653F3.png" xlink:type="simple" xlink:show="embed" xlink:actuate="onLoad"/>
        </draw:frame>
        <draw:frame draw:style-name="gr3" draw:text-style-name="P3" draw:layer="layout" svg:width="0.811cm" svg:height="0.811cm" svg:x="3.214cm" svg:y="2.576cm">
          <draw:image xlink:href="Pictures/1000D8560000043D0000043DBDD59FA7121F8113.svg" xlink:type="simple" xlink:show="embed" xlink:actuate="onLoad">
            <text:p/>
          </draw:image>
          <draw:image xlink:href="Pictures/1000020100000029000000292444B3E48F2653F3.png" xlink:type="simple" xlink:show="embed" xlink:actuate="onLoad"/>
        </draw:frame>
        <draw:frame draw:style-name="gr3" draw:text-style-name="P3" draw:layer="layout" svg:width="0.81cm" svg:height="0.811cm" svg:x="4.004cm" svg:y="1.887cm">
          <draw:image xlink:href="Pictures/1000D8560000043D0000043DBDD59FA7121F8113.svg" xlink:type="simple" xlink:show="embed" xlink:actuate="onLoad">
            <text:p/>
          </draw:image>
          <draw:image xlink:href="Pictures/1000020100000029000000292444B3E48F2653F3.png" xlink:type="simple" xlink:show="embed" xlink:actuate="onLoad"/>
        </draw:frame>
        <draw:frame draw:style-name="gr3" draw:text-style-name="P3" draw:layer="layout" svg:width="0.811cm" svg:height="0.811cm" svg:x="1.314cm" svg:y="4.728cm">
          <draw:image xlink:href="Pictures/1000D8560000043D0000043DBDD59FA7121F8113.svg" xlink:type="simple" xlink:show="embed" xlink:actuate="onLoad">
            <text:p/>
          </draw:image>
          <draw:image xlink:href="Pictures/1000020100000029000000292444B3E48F2653F3.png" xlink:type="simple" xlink:show="embed" xlink:actuate="onLoad"/>
        </draw:frame>
        <draw:frame draw:style-name="gr3" draw:text-style-name="P3" draw:layer="layout" svg:width="0.81cm" svg:height="0.811cm" svg:x="4.2cm" svg:y="3.189cm">
          <draw:image xlink:href="Pictures/1000D8560000043D0000043DBDD59FA7121F8113.svg" xlink:type="simple" xlink:show="embed" xlink:actuate="onLoad">
            <text:p/>
          </draw:image>
          <draw:image xlink:href="Pictures/1000020100000029000000292444B3E48F2653F3.png" xlink:type="simple" xlink:show="embed" xlink:actuate="onLoad"/>
        </draw:frame>
        <draw:frame draw:style-name="gr3" draw:text-style-name="P3" draw:layer="layout" svg:width="0.81cm" svg:height="0.811cm" svg:x="4.914cm" svg:y="2.287cm">
          <draw:image xlink:href="Pictures/1000D8560000043D0000043DBDD59FA7121F8113.svg" xlink:type="simple" xlink:show="embed" xlink:actuate="onLoad">
            <text:p/>
          </draw:image>
          <draw:image xlink:href="Pictures/1000020100000029000000292444B3E48F2653F3.png" xlink:type="simple" xlink:show="embed" xlink:actuate="onLoad"/>
        </draw:frame>
        <draw:line draw:style-name="gr4" draw:text-style-name="P3" draw:layer="layout" svg:x1="2.214cm" svg:y1="3.187cm" svg:x2="1.814cm" svg:y2="4.687cm">
          <text:p/>
        </draw:line>
        <draw:custom-shape draw:style-name="gr2" draw:text-style-name="P3" draw:layer="layout" svg:width="4.263cm" svg:height="2.842cm" svg:x="7.937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811cm" svg:height="0.811cm" svg:x="8.689cm" svg:y="2.9cm">
          <draw:image xlink:href="Pictures/1000D8560000043D0000043DBDD59FA7121F8113.svg" xlink:type="simple" xlink:show="embed" xlink:actuate="onLoad">
            <text:p/>
          </draw:image>
          <draw:image xlink:href="Pictures/1000020100000029000000292444B3E48F2653F3.png" xlink:type="simple" xlink:show="embed" xlink:actuate="onLoad"/>
        </draw:frame>
        <draw:frame draw:style-name="gr3" draw:text-style-name="P3" draw:layer="layout" svg:width="0.811cm" svg:height="0.81cm" svg:x="8.789cm" svg:y="1.79cm">
          <draw:image xlink:href="Pictures/1000D8560000043D0000043DBDD59FA7121F8113.svg" xlink:type="simple" xlink:show="embed" xlink:actuate="onLoad">
            <text:p/>
          </draw:image>
          <draw:image xlink:href="Pictures/1000020100000029000000292444B3E48F2653F3.png" xlink:type="simple" xlink:show="embed" xlink:actuate="onLoad"/>
        </draw:frame>
        <draw:frame draw:style-name="gr3" draw:text-style-name="P3" draw:layer="layout" svg:width="0.81cm" svg:height="0.811cm" svg:x="9.59cm" svg:y="3.4cm">
          <draw:image xlink:href="Pictures/1000D8560000043D0000043DBDD59FA7121F8113.svg" xlink:type="simple" xlink:show="embed" xlink:actuate="onLoad">
            <text:p/>
          </draw:image>
          <draw:image xlink:href="Pictures/1000020100000029000000292444B3E48F2653F3.png" xlink:type="simple" xlink:show="embed" xlink:actuate="onLoad"/>
        </draw:frame>
        <draw:frame draw:style-name="gr3" draw:text-style-name="P3" draw:layer="layout" svg:width="0.81cm" svg:height="0.811cm" svg:x="10.5cm" svg:y="3.1cm">
          <draw:image xlink:href="Pictures/1000D8560000043D0000043DBDD59FA7121F8113.svg" xlink:type="simple" xlink:show="embed" xlink:actuate="onLoad">
            <text:p/>
          </draw:image>
          <draw:image xlink:href="Pictures/1000020100000029000000292444B3E48F2653F3.png" xlink:type="simple" xlink:show="embed" xlink:actuate="onLoad"/>
        </draw:frame>
        <draw:frame draw:style-name="gr3" draw:text-style-name="P3" draw:layer="layout" svg:width="0.81cm" svg:height="0.811cm" svg:x="9.99cm" svg:y="2.2cm">
          <draw:image xlink:href="Pictures/1000D8560000043D0000043DBDD59FA7121F8113.svg" xlink:type="simple" xlink:show="embed" xlink:actuate="onLoad">
            <text:p/>
          </draw:image>
          <draw:image xlink:href="Pictures/1000020100000029000000292444B3E48F2653F3.png" xlink:type="simple" xlink:show="embed" xlink:actuate="onLoad"/>
        </draw:frame>
        <draw:line draw:style-name="gr5" draw:text-style-name="P4" draw:layer="layout" svg:x1="5.6cm" svg:y1="2.7cm" svg:x2="10cm" svg:y2="2.7cm">
          <text:p/>
        </draw:line>
        <draw:line draw:style-name="gr5" draw:text-style-name="P4" draw:layer="layout" svg:x1="4cm" svg:y1="3cm" svg:x2="8.7cm" svg:y2="3.3cm">
          <text:p/>
        </draw:line>
        <draw:line draw:style-name="gr5" draw:text-style-name="P4" draw:layer="layout" svg:x1="4.9cm" svg:y1="3.6cm" svg:x2="9.6cm" svg:y2="3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30T12:14:51.610614583</meta:creation-date>
    <dc:date>2017-07-30T12:32:21.334446701</dc:date>
    <meta:editing-duration>PT17M29S</meta:editing-duration>
    <meta:editing-cycles>2</meta:editing-cycles>
    <meta:generator>LibreOffice/5.3.4.2$Linux_X86_64 LibreOffice_project/30m0$Build-2</meta:generator>
    <meta:document-statistic meta:object-count="21"/>
  </office:meta>
</office:document-meta>
</file>